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FileProvider.Webdav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davFileProvider.doCreateFileSystem( final FileName name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WebdavFileProvid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